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32.75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53.46pt" svg:height="255.23pt" svg:x="918.26pt" svg:y="20.35pt">
            <loext:p draw:notify-on-update-of-ranges="Hoja1.G2:Hoja1.G100 Hoja1.H1:Hoja1.H1 Hoja1.H2:Hoja1.H100 Hoja1.I1:Hoja1.I1 Hoja1.I2:Hoja1.I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918.26pt" svg:y="287.63pt">
            <loext:p draw:notify-on-update-of-ranges="Hoja1.G2:Hoja1.G100 Hoja1.J1:Hoja1.J1 Hoja1.J2:Hoja1.J100 Hoja1.K1:Hoja1.K1 Hoja1.K2:Hoja1.K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number-columns-repeated="6"/>
          <table:table-cell office:value-type="string" calcext:value-type="string">
            <text:p>Tamaño del problema</text:p>
          </table:table-cell>
          <table:table-cell table:style-name="Default" office:value-type="string" calcext:value-type="string">
            <text:p>Algoritmo fuerza bruta</text:p>
          </table:table-cell>
          <table:table-cell table:style-name="Default" office:value-type="string" calcext:value-type="string">
            <text:p>Algoritmo divide y vencerás</text:p>
          </table:table-cell>
          <table:table-cell office:value-type="string" calcext:value-type="string">
            <text:p>Comportamiento cuadrático</text:p>
          </table:table-cell>
          <table:table-cell office:value-type="string" calcext:value-type="string">
            <text:p>Comportamiento logarítmic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 office:value-type="float" office:value="15596" calcext:value-type="float">
            <text:p>15596</text:p>
          </table:table-cell>
          <table:table-cell table:style-name="Default" office:value-type="float" office:value="75932" calcext:value-type="float">
            <text:p>75932</text:p>
          </table:table-cell>
          <table:table-cell table:formula="of:=[.G2]^2" office:value-type="float" office:value="1" calcext:value-type="float">
            <text:p>1</text:p>
          </table:table-cell>
          <table:table-cell table:formula="of:=[.G2]*LOG([.G2]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 office:value-type="float" office:value="47261" calcext:value-type="float">
            <text:p>47261</text:p>
          </table:table-cell>
          <table:table-cell table:style-name="Default" office:value-type="float" office:value="173124" calcext:value-type="float">
            <text:p>173124</text:p>
          </table:table-cell>
          <table:table-cell table:formula="of:=[.G3]^2" office:value-type="float" office:value="4" calcext:value-type="float">
            <text:p>4</text:p>
          </table:table-cell>
          <table:table-cell table:formula="of:=[.G3]*LOG([.G3];2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97738" calcext:value-type="float">
            <text:p>97738</text:p>
          </table:table-cell>
          <table:table-cell table:style-name="Default" office:value-type="float" office:value="309075" calcext:value-type="float">
            <text:p>309075</text:p>
          </table:table-cell>
          <table:table-cell table:formula="of:=[.G4]^2" office:value-type="float" office:value="9" calcext:value-type="float">
            <text:p>9</text:p>
          </table:table-cell>
          <table:table-cell table:formula="of:=[.G4]*LOG([.G4];2)" office:value-type="float" office:value="4.75488750216347" calcext:value-type="float">
            <text:p>4.75488750216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164345" calcext:value-type="float">
            <text:p>164345</text:p>
          </table:table-cell>
          <table:table-cell table:style-name="Default" office:value-type="float" office:value="429037" calcext:value-type="float">
            <text:p>429037</text:p>
          </table:table-cell>
          <table:table-cell table:formula="of:=[.G5]^2" office:value-type="float" office:value="16" calcext:value-type="float">
            <text:p>16</text:p>
          </table:table-cell>
          <table:table-cell table:formula="of:=[.G5]*LOG([.G5];2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Default" office:value-type="float" office:value="248359" calcext:value-type="float">
            <text:p>248359</text:p>
          </table:table-cell>
          <table:table-cell table:style-name="Default" office:value-type="float" office:value="474747" calcext:value-type="float">
            <text:p>474747</text:p>
          </table:table-cell>
          <table:table-cell table:formula="of:=[.G6]^2" office:value-type="float" office:value="25" calcext:value-type="float">
            <text:p>25</text:p>
          </table:table-cell>
          <table:table-cell table:formula="of:=[.G6]*LOG([.G6];2)" office:value-type="float" office:value="11.6096404744368" calcext:value-type="float">
            <text:p>11.60964047443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353972" calcext:value-type="float">
            <text:p>353972</text:p>
          </table:table-cell>
          <table:table-cell table:style-name="Default" office:value-type="float" office:value="642431" calcext:value-type="float">
            <text:p>642431</text:p>
          </table:table-cell>
          <table:table-cell table:formula="of:=[.G7]^2" office:value-type="float" office:value="36" calcext:value-type="float">
            <text:p>36</text:p>
          </table:table-cell>
          <table:table-cell table:formula="of:=[.G7]*LOG([.G7];2)" office:value-type="float" office:value="15.5097750043269" calcext:value-type="float">
            <text:p>15.50977500432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Default" office:value-type="float" office:value="470802" calcext:value-type="float">
            <text:p>470802</text:p>
          </table:table-cell>
          <table:table-cell table:style-name="Default" office:value-type="float" office:value="762389" calcext:value-type="float">
            <text:p>762389</text:p>
          </table:table-cell>
          <table:table-cell table:formula="of:=[.G8]^2" office:value-type="float" office:value="49" calcext:value-type="float">
            <text:p>49</text:p>
          </table:table-cell>
          <table:table-cell table:formula="of:=[.G8]*LOG([.G8];2)" office:value-type="float" office:value="19.6514844544032" calcext:value-type="float">
            <text:p>19.65148445440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Default" office:value-type="float" office:value="699270" calcext:value-type="float">
            <text:p>699270</text:p>
          </table:table-cell>
          <table:table-cell office:value-type="float" office:value="1084130" calcext:value-type="float">
            <text:p>1.08E+06</text:p>
          </table:table-cell>
          <table:table-cell table:formula="of:=[.G9]^2" office:value-type="float" office:value="64" calcext:value-type="float">
            <text:p>64</text:p>
          </table:table-cell>
          <table:table-cell table:formula="of:=[.G9]*LOG([.G9];2)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style-name="Default" office:value-type="float" office:value="766643" calcext:value-type="float">
            <text:p>766643</text:p>
          </table:table-cell>
          <table:table-cell table:style-name="Default" office:value-type="float" office:value="899342" calcext:value-type="float">
            <text:p>899342</text:p>
          </table:table-cell>
          <table:table-cell table:formula="of:=[.G10]^2" office:value-type="float" office:value="81" calcext:value-type="float">
            <text:p>81</text:p>
          </table:table-cell>
          <table:table-cell table:formula="of:=[.G10]*LOG([.G10];2)" office:value-type="float" office:value="28.5293250129808" calcext:value-type="float">
            <text:p>28.5293250129808</text:p>
          </table:table-cell>
          <table:table-cell table:number-columns-repeated="8"/>
          <table:table-cell table:style-name="ce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Default" office:value-type="float" office:value="421677" calcext:value-type="float">
            <text:p>421677</text:p>
          </table:table-cell>
          <table:table-cell table:style-name="Default" office:value-type="float" office:value="464150" calcext:value-type="float">
            <text:p>464150</text:p>
          </table:table-cell>
          <table:table-cell table:formula="of:=[.G11]^2" office:value-type="float" office:value="100" calcext:value-type="float">
            <text:p>100</text:p>
          </table:table-cell>
          <table:table-cell table:formula="of:=[.G11]*LOG([.G11];2)" office:value-type="float" office:value="33.2192809488736" calcext:value-type="float">
            <text:p>33.21928094887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Default" office:value-type="float" office:value="602383" calcext:value-type="float">
            <text:p>602383</text:p>
          </table:table-cell>
          <table:table-cell table:style-name="Default" office:value-type="float" office:value="402157" calcext:value-type="float">
            <text:p>402157</text:p>
          </table:table-cell>
          <table:table-cell table:formula="of:=[.G12]^2" office:value-type="float" office:value="121" calcext:value-type="float">
            <text:p>121</text:p>
          </table:table-cell>
          <table:table-cell table:formula="of:=[.G12]*LOG([.G12];2)" office:value-type="float" office:value="38.0537478050103" calcext:value-type="float">
            <text:p>38.05374780501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Default" office:value-type="float" office:value="430527" calcext:value-type="float">
            <text:p>430527</text:p>
          </table:table-cell>
          <table:table-cell table:style-name="Default" office:value-type="float" office:value="452236" calcext:value-type="float">
            <text:p>452236</text:p>
          </table:table-cell>
          <table:table-cell table:formula="of:=[.G13]^2" office:value-type="float" office:value="144" calcext:value-type="float">
            <text:p>144</text:p>
          </table:table-cell>
          <table:table-cell table:formula="of:=[.G13]*LOG([.G13];2)" office:value-type="float" office:value="43.0195500086539" calcext:value-type="float">
            <text:p>43.01955000865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Default" office:value-type="float" office:value="535779" calcext:value-type="float">
            <text:p>535779</text:p>
          </table:table-cell>
          <table:table-cell table:style-name="Default" office:value-type="float" office:value="514930" calcext:value-type="float">
            <text:p>514930</text:p>
          </table:table-cell>
          <table:table-cell table:formula="of:=[.G14]^2" office:value-type="float" office:value="169" calcext:value-type="float">
            <text:p>169</text:p>
          </table:table-cell>
          <table:table-cell table:formula="of:=[.G14]*LOG([.G14];2)" office:value-type="float" office:value="48.1057163358342" calcext:value-type="float">
            <text:p>48.10571633583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Default" office:value-type="float" office:value="527881" calcext:value-type="float">
            <text:p>527881</text:p>
          </table:table-cell>
          <table:table-cell table:style-name="Default" office:value-type="float" office:value="491266" calcext:value-type="float">
            <text:p>491266</text:p>
          </table:table-cell>
          <table:table-cell table:formula="of:=[.G15]^2" office:value-type="float" office:value="196" calcext:value-type="float">
            <text:p>196</text:p>
          </table:table-cell>
          <table:table-cell table:formula="of:=[.G15]*LOG([.G15];2)" office:value-type="float" office:value="53.3029689088064" calcext:value-type="float">
            <text:p>53.302968908806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Default" office:value-type="float" office:value="605521" calcext:value-type="float">
            <text:p>605521</text:p>
          </table:table-cell>
          <table:table-cell table:style-name="Default" office:value-type="float" office:value="508176" calcext:value-type="float">
            <text:p>508176</text:p>
          </table:table-cell>
          <table:table-cell table:formula="of:=[.G16]^2" office:value-type="float" office:value="225" calcext:value-type="float">
            <text:p>225</text:p>
          </table:table-cell>
          <table:table-cell table:formula="of:=[.G16]*LOG([.G16];2)" office:value-type="float" office:value="58.6033589341278" calcext:value-type="float">
            <text:p>58.60335893412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Default" office:value-type="float" office:value="708525" calcext:value-type="float">
            <text:p>708525</text:p>
          </table:table-cell>
          <table:table-cell table:style-name="Default" office:value-type="float" office:value="529556" calcext:value-type="float">
            <text:p>529556</text:p>
          </table:table-cell>
          <table:table-cell table:formula="of:=[.G17]^2" office:value-type="float" office:value="256" calcext:value-type="float">
            <text:p>256</text:p>
          </table:table-cell>
          <table:table-cell table:formula="of:=[.G17]*LOG([.G17];2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Default" office:value-type="float" office:value="792433" calcext:value-type="float">
            <text:p>792433</text:p>
          </table:table-cell>
          <table:table-cell table:style-name="Default" office:value-type="float" office:value="547984" calcext:value-type="float">
            <text:p>547984</text:p>
          </table:table-cell>
          <table:table-cell table:formula="of:=[.G18]^2" office:value-type="float" office:value="289" calcext:value-type="float">
            <text:p>289</text:p>
          </table:table-cell>
          <table:table-cell table:formula="of:=[.G18]*LOG([.G18];2)" office:value-type="float" office:value="69.4868683012558" calcext:value-type="float">
            <text:p>69.4868683012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Default" office:value-type="float" office:value="865249" calcext:value-type="float">
            <text:p>865249</text:p>
          </table:table-cell>
          <table:table-cell table:style-name="Default" office:value-type="float" office:value="587363" calcext:value-type="float">
            <text:p>587363</text:p>
          </table:table-cell>
          <table:table-cell table:formula="of:=[.G19]^2" office:value-type="float" office:value="324" calcext:value-type="float">
            <text:p>324</text:p>
          </table:table-cell>
          <table:table-cell table:formula="of:=[.G19]*LOG([.G19];2)" office:value-type="float" office:value="75.0586500259616" calcext:value-type="float">
            <text:p>75.05865002596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Default" office:value-type="float" office:value="960821" calcext:value-type="float">
            <text:p>960821</text:p>
          </table:table-cell>
          <table:table-cell table:style-name="Default" office:value-type="float" office:value="590863" calcext:value-type="float">
            <text:p>590863</text:p>
          </table:table-cell>
          <table:table-cell table:formula="of:=[.G20]^2" office:value-type="float" office:value="361" calcext:value-type="float">
            <text:p>361</text:p>
          </table:table-cell>
          <table:table-cell table:formula="of:=[.G20]*LOG([.G20];2)" office:value-type="float" office:value="80.7106227554281" calcext:value-type="float">
            <text:p>80.710622755428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093730" calcext:value-type="float">
            <text:p>1.09E+06</text:p>
          </table:table-cell>
          <table:table-cell table:style-name="Default" office:value-type="float" office:value="678102" calcext:value-type="float">
            <text:p>678102</text:p>
          </table:table-cell>
          <table:table-cell table:formula="of:=[.G21]^2" office:value-type="float" office:value="400" calcext:value-type="float">
            <text:p>400</text:p>
          </table:table-cell>
          <table:table-cell table:formula="of:=[.G21]*LOG([.G21];2)" office:value-type="float" office:value="86.4385618977473" calcext:value-type="float">
            <text:p>86.4385618977473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office:value-type="float" office:value="21" calcext:value-type="float">
            <text:p>21</text:p>
          </table:table-cell>
          <table:table-cell office:value-type="float" office:value="1168990" calcext:value-type="float">
            <text:p>1.17E+06</text:p>
          </table:table-cell>
          <table:table-cell table:style-name="Default" office:value-type="float" office:value="712538" calcext:value-type="float">
            <text:p>712538</text:p>
          </table:table-cell>
          <table:table-cell table:formula="of:=[.G22]^2" office:value-type="float" office:value="441" calcext:value-type="float">
            <text:p>441</text:p>
          </table:table-cell>
          <table:table-cell table:formula="of:=[.G22]*LOG([.G22];2)" office:value-type="float" office:value="92.238665878354" calcext:value-type="float">
            <text:p>92.238665878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285490" calcext:value-type="float">
            <text:p>1.29E+06</text:p>
          </table:table-cell>
          <table:table-cell table:style-name="Default" office:value-type="float" office:value="735241" calcext:value-type="float">
            <text:p>735241</text:p>
          </table:table-cell>
          <table:table-cell table:formula="of:=[.G23]^2" office:value-type="float" office:value="484" calcext:value-type="float">
            <text:p>484</text:p>
          </table:table-cell>
          <table:table-cell table:formula="of:=[.G23]*LOG([.G23];2)" office:value-type="float" office:value="98.1074956100205" calcext:value-type="float">
            <text:p>98.10749561002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399200" calcext:value-type="float">
            <text:p>1.40E+06</text:p>
          </table:table-cell>
          <table:table-cell table:style-name="Default" office:value-type="float" office:value="777793" calcext:value-type="float">
            <text:p>777793</text:p>
          </table:table-cell>
          <table:table-cell table:formula="of:=[.G24]^2" office:value-type="float" office:value="529" calcext:value-type="float">
            <text:p>529</text:p>
          </table:table-cell>
          <table:table-cell table:formula="of:=[.G24]*LOG([.G24];2)" office:value-type="float" office:value="104.041924989311" calcext:value-type="float">
            <text:p>104.04192498931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578320" calcext:value-type="float">
            <text:p>1.58E+06</text:p>
          </table:table-cell>
          <table:table-cell table:style-name="Default" office:value-type="float" office:value="834039" calcext:value-type="float">
            <text:p>834039</text:p>
          </table:table-cell>
          <table:table-cell table:formula="of:=[.G25]^2" office:value-type="float" office:value="576" calcext:value-type="float">
            <text:p>576</text:p>
          </table:table-cell>
          <table:table-cell table:formula="of:=[.G25]*LOG([.G25];2)" office:value-type="float" office:value="110.039100017308" calcext:value-type="float">
            <text:p>110.0391000173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76320" calcext:value-type="float">
            <text:p>1.68E+06</text:p>
          </table:table-cell>
          <table:table-cell office:value-type="float" office:value="1035770" calcext:value-type="float">
            <text:p>1.04E+06</text:p>
          </table:table-cell>
          <table:table-cell table:formula="of:=[.G26]^2" office:value-type="float" office:value="625" calcext:value-type="float">
            <text:p>625</text:p>
          </table:table-cell>
          <table:table-cell table:formula="of:=[.G26]*LOG([.G26];2)" office:value-type="float" office:value="116.096404744368" calcext:value-type="float">
            <text:p>116.0964047443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820750" calcext:value-type="float">
            <text:p>1.82E+06</text:p>
          </table:table-cell>
          <table:table-cell table:style-name="Default" office:value-type="float" office:value="966353" calcext:value-type="float">
            <text:p>966353</text:p>
          </table:table-cell>
          <table:table-cell table:formula="of:=[.G27]^2" office:value-type="float" office:value="676" calcext:value-type="float">
            <text:p>676</text:p>
          </table:table-cell>
          <table:table-cell table:formula="of:=[.G27]*LOG([.G27];2)" office:value-type="float" office:value="122.211432671668" calcext:value-type="float">
            <text:p>122.211432671668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946010" calcext:value-type="float">
            <text:p>1.95E+06</text:p>
          </table:table-cell>
          <table:table-cell office:value-type="float" office:value="1021480" calcext:value-type="float">
            <text:p>1.02E+06</text:p>
          </table:table-cell>
          <table:table-cell table:formula="of:=[.G28]^2" office:value-type="float" office:value="729" calcext:value-type="float">
            <text:p>729</text:p>
          </table:table-cell>
          <table:table-cell table:formula="of:=[.G28]*LOG([.G28];2)" office:value-type="float" office:value="128.381962558414" calcext:value-type="float">
            <text:p>128.3819625584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2064860" calcext:value-type="float">
            <text:p>2.06E+06</text:p>
          </table:table-cell>
          <table:table-cell office:value-type="float" office:value="1039140" calcext:value-type="float">
            <text:p>1.04E+06</text:p>
          </table:table-cell>
          <table:table-cell table:formula="of:=[.G29]^2" office:value-type="float" office:value="784" calcext:value-type="float">
            <text:p>784</text:p>
          </table:table-cell>
          <table:table-cell table:formula="of:=[.G29]*LOG([.G29];2)" office:value-type="float" office:value="134.605937817613" calcext:value-type="float">
            <text:p>134.60593781761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212730" calcext:value-type="float">
            <text:p>2.21E+06</text:p>
          </table:table-cell>
          <table:table-cell office:value-type="float" office:value="1088620" calcext:value-type="float">
            <text:p>1.09E+06</text:p>
          </table:table-cell>
          <table:table-cell table:formula="of:=[.G30]^2" office:value-type="float" office:value="841" calcext:value-type="float">
            <text:p>841</text:p>
          </table:table-cell>
          <table:table-cell table:formula="of:=[.G30]*LOG([.G30];2)" office:value-type="float" office:value="140.8814488587" calcext:value-type="float">
            <text:p>140.88144885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386800" calcext:value-type="float">
            <text:p>2.39E+06</text:p>
          </table:table-cell>
          <table:table-cell office:value-type="float" office:value="1135260" calcext:value-type="float">
            <text:p>1.14E+06</text:p>
          </table:table-cell>
          <table:table-cell table:formula="of:=[.G31]^2" office:value-type="float" office:value="900" calcext:value-type="float">
            <text:p>900</text:p>
          </table:table-cell>
          <table:table-cell table:formula="of:=[.G31]*LOG([.G31];2)" office:value-type="float" office:value="147.206717868256" calcext:value-type="float">
            <text:p>147.2067178682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35500" calcext:value-type="float">
            <text:p>2.54E+06</text:p>
          </table:table-cell>
          <table:table-cell office:value-type="float" office:value="1160980" calcext:value-type="float">
            <text:p>1.16E+06</text:p>
          </table:table-cell>
          <table:table-cell table:formula="of:=[.G32]^2" office:value-type="float" office:value="961" calcext:value-type="float">
            <text:p>961</text:p>
          </table:table-cell>
          <table:table-cell table:formula="of:=[.G32]*LOG([.G32];2)" office:value-type="float" office:value="153.580085621993" calcext:value-type="float">
            <text:p>153.5800856219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2687520" calcext:value-type="float">
            <text:p>2.69E+06</text:p>
          </table:table-cell>
          <table:table-cell office:value-type="float" office:value="1135260" calcext:value-type="float">
            <text:p>1.14E+06</text:p>
          </table:table-cell>
          <table:table-cell table:formula="of:=[.G33]^2" office:value-type="float" office:value="1024" calcext:value-type="float">
            <text:p>1024</text:p>
          </table:table-cell>
          <table:table-cell table:formula="of:=[.G33]*LOG([.G33];2)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2903600" calcext:value-type="float">
            <text:p>2.90E+06</text:p>
          </table:table-cell>
          <table:table-cell office:value-type="float" office:value="1160010" calcext:value-type="float">
            <text:p>1.16E+06</text:p>
          </table:table-cell>
          <table:table-cell table:formula="of:=[.G34]^2" office:value-type="float" office:value="1089" calcext:value-type="float">
            <text:p>1089</text:p>
          </table:table-cell>
          <table:table-cell table:formula="of:=[.G34]*LOG([.G34];2)" office:value-type="float" office:value="166.465005938829" calcext:value-type="float">
            <text:p>166.465005938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3078140" calcext:value-type="float">
            <text:p>3.08E+06</text:p>
          </table:table-cell>
          <table:table-cell office:value-type="float" office:value="1174240" calcext:value-type="float">
            <text:p>1.17E+06</text:p>
          </table:table-cell>
          <table:table-cell table:formula="of:=[.G35]^2" office:value-type="float" office:value="1156" calcext:value-type="float">
            <text:p>1156</text:p>
          </table:table-cell>
          <table:table-cell table:formula="of:=[.G35]*LOG([.G35];2)" office:value-type="float" office:value="172.973736602512" calcext:value-type="float">
            <text:p>172.9737366025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238520" calcext:value-type="float">
            <text:p>3.24E+06</text:p>
          </table:table-cell>
          <table:table-cell office:value-type="float" office:value="1213880" calcext:value-type="float">
            <text:p>1.21E+06</text:p>
          </table:table-cell>
          <table:table-cell table:formula="of:=[.G36]^2" office:value-type="float" office:value="1225" calcext:value-type="float">
            <text:p>1225</text:p>
          </table:table-cell>
          <table:table-cell table:formula="of:=[.G36]*LOG([.G36];2)" office:value-type="float" office:value="179.524905593074" calcext:value-type="float">
            <text:p>179.5249055930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422040" calcext:value-type="float">
            <text:p>3.42E+06</text:p>
          </table:table-cell>
          <table:table-cell office:value-type="float" office:value="1233410" calcext:value-type="float">
            <text:p>1.23E+06</text:p>
          </table:table-cell>
          <table:table-cell table:formula="of:=[.G37]^2" office:value-type="float" office:value="1296" calcext:value-type="float">
            <text:p>1296</text:p>
          </table:table-cell>
          <table:table-cell table:formula="of:=[.G37]*LOG([.G37];2)" office:value-type="float" office:value="186.117300051923" calcext:value-type="float">
            <text:p>186.1173000519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3611310" calcext:value-type="float">
            <text:p>3.61E+06</text:p>
          </table:table-cell>
          <table:table-cell office:value-type="float" office:value="1254680" calcext:value-type="float">
            <text:p>1.25E+06</text:p>
          </table:table-cell>
          <table:table-cell table:formula="of:=[.G38]^2" office:value-type="float" office:value="1369" calcext:value-type="float">
            <text:p>1369</text:p>
          </table:table-cell>
          <table:table-cell table:formula="of:=[.G38]*LOG([.G38];2)" office:value-type="float" office:value="192.749774528271" calcext:value-type="float">
            <text:p>192.7497745282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3806400" calcext:value-type="float">
            <text:p>3.81E+06</text:p>
          </table:table-cell>
          <table:table-cell office:value-type="float" office:value="1302560" calcext:value-type="float">
            <text:p>1.30E+06</text:p>
          </table:table-cell>
          <table:table-cell table:formula="of:=[.G39]^2" office:value-type="float" office:value="1444" calcext:value-type="float">
            <text:p>1444</text:p>
          </table:table-cell>
          <table:table-cell table:formula="of:=[.G39]*LOG([.G39];2)" office:value-type="float" office:value="199.421245510856" calcext:value-type="float">
            <text:p>199.4212455108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006400" calcext:value-type="float">
            <text:p>4.01E+06</text:p>
          </table:table-cell>
          <table:table-cell office:value-type="float" office:value="1348690" calcext:value-type="float">
            <text:p>1.35E+06</text:p>
          </table:table-cell>
          <table:table-cell table:formula="of:=[.G40]^2" office:value-type="float" office:value="1521" calcext:value-type="float">
            <text:p>1521</text:p>
          </table:table-cell>
          <table:table-cell table:formula="of:=[.G40]*LOG([.G40];2)" office:value-type="float" office:value="206.130686535628" calcext:value-type="float">
            <text:p>206.1306865356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07100" calcext:value-type="float">
            <text:p>4.21E+06</text:p>
          </table:table-cell>
          <table:table-cell office:value-type="float" office:value="1391340" calcext:value-type="float">
            <text:p>1.39E+06</text:p>
          </table:table-cell>
          <table:table-cell table:formula="of:=[.G41]^2" office:value-type="float" office:value="1600" calcext:value-type="float">
            <text:p>1600</text:p>
          </table:table-cell>
          <table:table-cell table:formula="of:=[.G41]*LOG([.G41];2)" office:value-type="float" office:value="212.877123795494" calcext:value-type="float">
            <text:p>212.87712379549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519790" calcext:value-type="float">
            <text:p>4.52E+06</text:p>
          </table:table-cell>
          <table:table-cell office:value-type="float" office:value="1482570" calcext:value-type="float">
            <text:p>1.48E+06</text:p>
          </table:table-cell>
          <table:table-cell table:formula="of:=[.G42]^2" office:value-type="float" office:value="1681" calcext:value-type="float">
            <text:p>1681</text:p>
          </table:table-cell>
          <table:table-cell table:formula="of:=[.G42]*LOG([.G42];2)" office:value-type="float" office:value="219.659632189341" calcext:value-type="float">
            <text:p>219.6596321893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749500" calcext:value-type="float">
            <text:p>4.75E+06</text:p>
          </table:table-cell>
          <table:table-cell office:value-type="float" office:value="1511670" calcext:value-type="float">
            <text:p>1.51E+06</text:p>
          </table:table-cell>
          <table:table-cell table:formula="of:=[.G43]^2" office:value-type="float" office:value="1764" calcext:value-type="float">
            <text:p>1764</text:p>
          </table:table-cell>
          <table:table-cell table:formula="of:=[.G43]*LOG([.G43];2)" office:value-type="float" office:value="226.477331756708" calcext:value-type="float">
            <text:p>226.4773317567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920280" calcext:value-type="float">
            <text:p>4.92E+06</text:p>
          </table:table-cell>
          <table:table-cell office:value-type="float" office:value="1565960" calcext:value-type="float">
            <text:p>1.57E+06</text:p>
          </table:table-cell>
          <table:table-cell table:formula="of:=[.G44]^2" office:value-type="float" office:value="1849" calcext:value-type="float">
            <text:p>1849</text:p>
          </table:table-cell>
          <table:table-cell table:formula="of:=[.G44]*LOG([.G44];2)" office:value-type="float" office:value="233.32938445219" calcext:value-type="float">
            <text:p>233.329384452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5110260" calcext:value-type="float">
            <text:p>5.11E+06</text:p>
          </table:table-cell>
          <table:table-cell office:value-type="float" office:value="1568650" calcext:value-type="float">
            <text:p>1.57E+06</text:p>
          </table:table-cell>
          <table:table-cell table:formula="of:=[.G45]^2" office:value-type="float" office:value="1936" calcext:value-type="float">
            <text:p>1936</text:p>
          </table:table-cell>
          <table:table-cell table:formula="of:=[.G45]*LOG([.G45];2)" office:value-type="float" office:value="240.214991220041" calcext:value-type="float">
            <text:p>240.2149912200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5349610" calcext:value-type="float">
            <text:p>5.35E+06</text:p>
          </table:table-cell>
          <table:table-cell office:value-type="float" office:value="1630230" calcext:value-type="float">
            <text:p>1.63E+06</text:p>
          </table:table-cell>
          <table:table-cell table:formula="of:=[.G46]^2" office:value-type="float" office:value="2025" calcext:value-type="float">
            <text:p>2025</text:p>
          </table:table-cell>
          <table:table-cell table:formula="of:=[.G46]*LOG([.G46];2)" office:value-type="float" office:value="247.133389334835" calcext:value-type="float">
            <text:p>247.1333893348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5555970" calcext:value-type="float">
            <text:p>5.56E+06</text:p>
          </table:table-cell>
          <table:table-cell office:value-type="float" office:value="1670620" calcext:value-type="float">
            <text:p>1.67E+06</text:p>
          </table:table-cell>
          <table:table-cell table:formula="of:=[.G47]^2" office:value-type="float" office:value="2116" calcext:value-type="float">
            <text:p>2116</text:p>
          </table:table-cell>
          <table:table-cell table:formula="of:=[.G47]*LOG([.G47];2)" office:value-type="float" office:value="254.083849978623" calcext:value-type="float">
            <text:p>254.0838499786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5797780" calcext:value-type="float">
            <text:p>5.80E+06</text:p>
          </table:table-cell>
          <table:table-cell office:value-type="float" office:value="1818370" calcext:value-type="float">
            <text:p>1.82E+06</text:p>
          </table:table-cell>
          <table:table-cell table:formula="of:=[.G48]^2" office:value-type="float" office:value="2209" calcext:value-type="float">
            <text:p>2209</text:p>
          </table:table-cell>
          <table:table-cell table:formula="of:=[.G48]*LOG([.G48];2)" office:value-type="float" office:value="261.065676028849" calcext:value-type="float">
            <text:p>261.0656760288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6045640" calcext:value-type="float">
            <text:p>6.05E+06</text:p>
          </table:table-cell>
          <table:table-cell office:value-type="float" office:value="1869610" calcext:value-type="float">
            <text:p>1.87E+06</text:p>
          </table:table-cell>
          <table:table-cell table:formula="of:=[.G49]^2" office:value-type="float" office:value="2304" calcext:value-type="float">
            <text:p>2304</text:p>
          </table:table-cell>
          <table:table-cell table:formula="of:=[.G49]*LOG([.G49];2)" office:value-type="float" office:value="268.078200034616" calcext:value-type="float">
            <text:p>268.0782000346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322800" calcext:value-type="float">
            <text:p>6.32E+06</text:p>
          </table:table-cell>
          <table:table-cell office:value-type="float" office:value="1841170" calcext:value-type="float">
            <text:p>1.84E+06</text:p>
          </table:table-cell>
          <table:table-cell table:formula="of:=[.G50]^2" office:value-type="float" office:value="2401" calcext:value-type="float">
            <text:p>2401</text:p>
          </table:table-cell>
          <table:table-cell table:formula="of:=[.G50]*LOG([.G50];2)" office:value-type="float" office:value="275.120782361645" calcext:value-type="float">
            <text:p>275.1207823616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6602140" calcext:value-type="float">
            <text:p>6.60E+06</text:p>
          </table:table-cell>
          <table:table-cell office:value-type="float" office:value="1900020" calcext:value-type="float">
            <text:p>1.90E+06</text:p>
          </table:table-cell>
          <table:table-cell table:formula="of:=[.G51]^2" office:value-type="float" office:value="2500" calcext:value-type="float">
            <text:p>2500</text:p>
          </table:table-cell>
          <table:table-cell table:formula="of:=[.G51]*LOG([.G51];2)" office:value-type="float" office:value="282.192809488736" calcext:value-type="float">
            <text:p>282.1928094887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6903440" calcext:value-type="float">
            <text:p>6.90E+06</text:p>
          </table:table-cell>
          <table:table-cell office:value-type="float" office:value="1993760" calcext:value-type="float">
            <text:p>1.99E+06</text:p>
          </table:table-cell>
          <table:table-cell table:formula="of:=[.G52]^2" office:value-type="float" office:value="2601" calcext:value-type="float">
            <text:p>2601</text:p>
          </table:table-cell>
          <table:table-cell table:formula="of:=[.G52]*LOG([.G52];2)" office:value-type="float" office:value="289.293692440546" calcext:value-type="float">
            <text:p>289.2936924405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7112490" calcext:value-type="float">
            <text:p>7.11E+06</text:p>
          </table:table-cell>
          <table:table-cell office:value-type="float" office:value="2060830" calcext:value-type="float">
            <text:p>2.06E+06</text:p>
          </table:table-cell>
          <table:table-cell table:formula="of:=[.G53]^2" office:value-type="float" office:value="2704" calcext:value-type="float">
            <text:p>2704</text:p>
          </table:table-cell>
          <table:table-cell table:formula="of:=[.G53]*LOG([.G53];2)" office:value-type="float" office:value="296.422865343337" calcext:value-type="float">
            <text:p>296.4228653433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7353250" calcext:value-type="float">
            <text:p>7.35E+06</text:p>
          </table:table-cell>
          <table:table-cell office:value-type="float" office:value="2117190" calcext:value-type="float">
            <text:p>2.12E+06</text:p>
          </table:table-cell>
          <table:table-cell table:formula="of:=[.G54]^2" office:value-type="float" office:value="2809" calcext:value-type="float">
            <text:p>2809</text:p>
          </table:table-cell>
          <table:table-cell table:formula="of:=[.G54]*LOG([.G54];2)" office:value-type="float" office:value="303.57978409185" calcext:value-type="float">
            <text:p>303.579784091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650550" calcext:value-type="float">
            <text:p>7.65E+06</text:p>
          </table:table-cell>
          <table:table-cell office:value-type="float" office:value="2123480" calcext:value-type="float">
            <text:p>2.12E+06</text:p>
          </table:table-cell>
          <table:table-cell table:formula="of:=[.G55]^2" office:value-type="float" office:value="2916" calcext:value-type="float">
            <text:p>2916</text:p>
          </table:table-cell>
          <table:table-cell table:formula="of:=[.G55]*LOG([.G55];2)" office:value-type="float" office:value="310.763925116827" calcext:value-type="float">
            <text:p>310.7639251168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7913930" calcext:value-type="float">
            <text:p>7.91E+06</text:p>
          </table:table-cell>
          <table:table-cell office:value-type="float" office:value="2187860" calcext:value-type="float">
            <text:p>2.19E+06</text:p>
          </table:table-cell>
          <table:table-cell table:formula="of:=[.G56]^2" office:value-type="float" office:value="3025" calcext:value-type="float">
            <text:p>3025</text:p>
          </table:table-cell>
          <table:table-cell table:formula="of:=[.G56]*LOG([.G56];2)" office:value-type="float" office:value="317.974784243856" calcext:value-type="float">
            <text:p>317.9747842438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8222190" calcext:value-type="float">
            <text:p>8.22E+06</text:p>
          </table:table-cell>
          <table:table-cell office:value-type="float" office:value="2212890" calcext:value-type="float">
            <text:p>2.21E+06</text:p>
          </table:table-cell>
          <table:table-cell table:formula="of:=[.G57]^2" office:value-type="float" office:value="3136" calcext:value-type="float">
            <text:p>3136</text:p>
          </table:table-cell>
          <table:table-cell table:formula="of:=[.G57]*LOG([.G57];2)" office:value-type="float" office:value="325.211875635226" calcext:value-type="float">
            <text:p>325.2118756352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8521880" calcext:value-type="float">
            <text:p>8.52E+06</text:p>
          </table:table-cell>
          <table:table-cell office:value-type="float" office:value="2205150" calcext:value-type="float">
            <text:p>2.21E+06</text:p>
          </table:table-cell>
          <table:table-cell table:formula="of:=[.G58]^2" office:value-type="float" office:value="3249" calcext:value-type="float">
            <text:p>3249</text:p>
          </table:table-cell>
          <table:table-cell table:formula="of:=[.G58]*LOG([.G58];2)" office:value-type="float" office:value="332.47473080739" calcext:value-type="float">
            <text:p>332.474730807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8975580" calcext:value-type="float">
            <text:p>8.98E+06</text:p>
          </table:table-cell>
          <table:table-cell office:value-type="float" office:value="2279020" calcext:value-type="float">
            <text:p>2.28E+06</text:p>
          </table:table-cell>
          <table:table-cell table:formula="of:=[.G59]^2" office:value-type="float" office:value="3364" calcext:value-type="float">
            <text:p>3364</text:p>
          </table:table-cell>
          <table:table-cell table:formula="of:=[.G59]*LOG([.G59];2)" office:value-type="float" office:value="339.762897717399" calcext:value-type="float">
            <text:p>339.7628977173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9220660" calcext:value-type="float">
            <text:p>9.22E+06</text:p>
          </table:table-cell>
          <table:table-cell office:value-type="float" office:value="2286310" calcext:value-type="float">
            <text:p>2.29E+06</text:p>
          </table:table-cell>
          <table:table-cell table:formula="of:=[.G60]^2" office:value-type="float" office:value="3481" calcext:value-type="float">
            <text:p>3481</text:p>
          </table:table-cell>
          <table:table-cell table:formula="of:=[.G60]*LOG([.G60];2)" office:value-type="float" office:value="347.075939912349" calcext:value-type="float">
            <text:p>347.0759399123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9541070" calcext:value-type="float">
            <text:p>9.54E+06</text:p>
          </table:table-cell>
          <table:table-cell office:value-type="float" office:value="2323670" calcext:value-type="float">
            <text:p>2.32E+06</text:p>
          </table:table-cell>
          <table:table-cell table:formula="of:=[.G61]^2" office:value-type="float" office:value="3600" calcext:value-type="float">
            <text:p>3600</text:p>
          </table:table-cell>
          <table:table-cell table:formula="of:=[.G61]*LOG([.G61];2)" office:value-type="float" office:value="354.413435736511" calcext:value-type="float">
            <text:p>354.4134357365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9713420" calcext:value-type="float">
            <text:p>9.71E+06</text:p>
          </table:table-cell>
          <table:table-cell office:value-type="float" office:value="2366870" calcext:value-type="float">
            <text:p>2.37E+06</text:p>
          </table:table-cell>
          <table:table-cell table:formula="of:=[.G62]^2" office:value-type="float" office:value="3721" calcext:value-type="float">
            <text:p>3721</text:p>
          </table:table-cell>
          <table:table-cell table:formula="of:=[.G62]*LOG([.G62];2)" office:value-type="float" office:value="361.774977591336" calcext:value-type="float">
            <text:p>361.7749775913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9722760" calcext:value-type="float">
            <text:p>9.72E+06</text:p>
          </table:table-cell>
          <table:table-cell office:value-type="float" office:value="2328710" calcext:value-type="float">
            <text:p>2.33E+06</text:p>
          </table:table-cell>
          <table:table-cell table:formula="of:=[.G63]^2" office:value-type="float" office:value="3844" calcext:value-type="float">
            <text:p>3844</text:p>
          </table:table-cell>
          <table:table-cell table:formula="of:=[.G63]*LOG([.G63];2)" office:value-type="float" office:value="369.160171243986" calcext:value-type="float">
            <text:p>369.1601712439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0078400" calcext:value-type="float">
            <text:p>1.01E+07</text:p>
          </table:table-cell>
          <table:table-cell office:value-type="float" office:value="2363490" calcext:value-type="float">
            <text:p>2.36E+06</text:p>
          </table:table-cell>
          <table:table-cell table:formula="of:=[.G64]^2" office:value-type="float" office:value="3969" calcext:value-type="float">
            <text:p>3969</text:p>
          </table:table-cell>
          <table:table-cell table:formula="of:=[.G64]*LOG([.G64];2)" office:value-type="float" office:value="376.568635180495" calcext:value-type="float">
            <text:p>376.568635180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10382500" calcext:value-type="float">
            <text:p>1.04E+07</text:p>
          </table:table-cell>
          <table:table-cell office:value-type="float" office:value="2346770" calcext:value-type="float">
            <text:p>2.35E+06</text:p>
          </table:table-cell>
          <table:table-cell table:formula="of:=[.G65]^2" office:value-type="float" office:value="4096" calcext:value-type="float">
            <text:p>4096</text:p>
          </table:table-cell>
          <table:table-cell table:formula="of:=[.G65]*LOG([.G65];2)"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0684500" calcext:value-type="float">
            <text:p>1.07E+07</text:p>
          </table:table-cell>
          <table:table-cell office:value-type="float" office:value="2400150" calcext:value-type="float">
            <text:p>2.40E+06</text:p>
          </table:table-cell>
          <table:table-cell table:formula="of:=[.G66]^2" office:value-type="float" office:value="4225" calcext:value-type="float">
            <text:p>4225</text:p>
          </table:table-cell>
          <table:table-cell table:formula="of:=[.G66]*LOG([.G66];2)" office:value-type="float" office:value="391.45390784685" calcext:value-type="float">
            <text:p>391.45390784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11010700" calcext:value-type="float">
            <text:p>1.10E+07</text:p>
          </table:table-cell>
          <table:table-cell office:value-type="float" office:value="2437880" calcext:value-type="float">
            <text:p>2.44E+06</text:p>
          </table:table-cell>
          <table:table-cell table:formula="of:=[.G67]^2" office:value-type="float" office:value="4356" calcext:value-type="float">
            <text:p>4356</text:p>
          </table:table-cell>
          <table:table-cell table:formula="of:=[.G67]*LOG([.G67];2)" office:value-type="float" office:value="398.930011877658" calcext:value-type="float">
            <text:p>398.9300118776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1346100" calcext:value-type="float">
            <text:p>1.13E+07</text:p>
          </table:table-cell>
          <table:table-cell office:value-type="float" office:value="2478210" calcext:value-type="float">
            <text:p>2.48E+06</text:p>
          </table:table-cell>
          <table:table-cell table:formula="of:=[.G68]^2" office:value-type="float" office:value="4489" calcext:value-type="float">
            <text:p>4489</text:p>
          </table:table-cell>
          <table:table-cell table:formula="of:=[.G68]*LOG([.G68];2)" office:value-type="float" office:value="406.427975760671" calcext:value-type="float">
            <text:p>406.4279757606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1687100" calcext:value-type="float">
            <text:p>1.17E+07</text:p>
          </table:table-cell>
          <table:table-cell office:value-type="float" office:value="2495020" calcext:value-type="float">
            <text:p>2.50E+06</text:p>
          </table:table-cell>
          <table:table-cell table:formula="of:=[.G69]^2" office:value-type="float" office:value="4624" calcext:value-type="float">
            <text:p>4624</text:p>
          </table:table-cell>
          <table:table-cell table:formula="of:=[.G69]*LOG([.G69];2)" office:value-type="float" office:value="413.947473205023" calcext:value-type="float">
            <text:p>413.9474732050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2046000" calcext:value-type="float">
            <text:p>1.20E+07</text:p>
          </table:table-cell>
          <table:table-cell office:value-type="float" office:value="2506380" calcext:value-type="float">
            <text:p>2.51E+06</text:p>
          </table:table-cell>
          <table:table-cell table:formula="of:=[.G70]^2" office:value-type="float" office:value="4761" calcext:value-type="float">
            <text:p>4761</text:p>
          </table:table-cell>
          <table:table-cell table:formula="of:=[.G70]*LOG([.G70];2)" office:value-type="float" office:value="421.488187517694" calcext:value-type="float">
            <text:p>421.48818751769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2419000" calcext:value-type="float">
            <text:p>1.24E+07</text:p>
          </table:table-cell>
          <table:table-cell office:value-type="float" office:value="2481990" calcext:value-type="float">
            <text:p>2.48E+06</text:p>
          </table:table-cell>
          <table:table-cell table:formula="of:=[.G71]^2" office:value-type="float" office:value="4900" calcext:value-type="float">
            <text:p>4900</text:p>
          </table:table-cell>
          <table:table-cell table:formula="of:=[.G71]*LOG([.G71];2)" office:value-type="float" office:value="429.049811186148" calcext:value-type="float">
            <text:p>429.0498111861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2753100" calcext:value-type="float">
            <text:p>1.28E+07</text:p>
          </table:table-cell>
          <table:table-cell office:value-type="float" office:value="2517950" calcext:value-type="float">
            <text:p>2.52E+06</text:p>
          </table:table-cell>
          <table:table-cell table:formula="of:=[.G72]^2" office:value-type="float" office:value="5041" calcext:value-type="float">
            <text:p>5041</text:p>
          </table:table-cell>
          <table:table-cell table:formula="of:=[.G72]*LOG([.G72];2)" office:value-type="float" office:value="436.632045484832" calcext:value-type="float">
            <text:p>436.6320454848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3108700" calcext:value-type="float">
            <text:p>1.31E+07</text:p>
          </table:table-cell>
          <table:table-cell office:value-type="float" office:value="2568000" calcext:value-type="float">
            <text:p>2.57E+06</text:p>
          </table:table-cell>
          <table:table-cell table:formula="of:=[.G73]^2" office:value-type="float" office:value="5184" calcext:value-type="float">
            <text:p>5184</text:p>
          </table:table-cell>
          <table:table-cell table:formula="of:=[.G73]*LOG([.G73];2)" office:value-type="float" office:value="444.234600103846" calcext:value-type="float">
            <text:p>444.2346001038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3496600" calcext:value-type="float">
            <text:p>1.35E+07</text:p>
          </table:table-cell>
          <table:table-cell office:value-type="float" office:value="2597940" calcext:value-type="float">
            <text:p>2.60E+06</text:p>
          </table:table-cell>
          <table:table-cell table:formula="of:=[.G74]^2" office:value-type="float" office:value="5329" calcext:value-type="float">
            <text:p>5329</text:p>
          </table:table-cell>
          <table:table-cell table:formula="of:=[.G74]*LOG([.G74];2)" office:value-type="float" office:value="451.857192798241" calcext:value-type="float">
            <text:p>451.8571927982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3848100" calcext:value-type="float">
            <text:p>1.38E+07</text:p>
          </table:table-cell>
          <table:table-cell office:value-type="float" office:value="2595760" calcext:value-type="float">
            <text:p>2.60E+06</text:p>
          </table:table-cell>
          <table:table-cell table:formula="of:=[.G75]^2" office:value-type="float" office:value="5476" calcext:value-type="float">
            <text:p>5476</text:p>
          </table:table-cell>
          <table:table-cell table:formula="of:=[.G75]*LOG([.G75];2)" office:value-type="float" office:value="459.499549056542" calcext:value-type="float">
            <text:p>459.499549056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4221000" calcext:value-type="float">
            <text:p>1.42E+07</text:p>
          </table:table-cell>
          <table:table-cell office:value-type="float" office:value="2588890" calcext:value-type="float">
            <text:p>2.59E+06</text:p>
          </table:table-cell>
          <table:table-cell table:formula="of:=[.G76]^2" office:value-type="float" office:value="5625" calcext:value-type="float">
            <text:p>5625</text:p>
          </table:table-cell>
          <table:table-cell table:formula="of:=[.G76]*LOG([.G76];2)" office:value-type="float" office:value="467.161401787191" calcext:value-type="float">
            <text:p>467.1614017871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4635200" calcext:value-type="float">
            <text:p>1.46E+07</text:p>
          </table:table-cell>
          <table:table-cell office:value-type="float" office:value="2604060" calcext:value-type="float">
            <text:p>2.60E+06</text:p>
          </table:table-cell>
          <table:table-cell table:formula="of:=[.G77]^2" office:value-type="float" office:value="5776" calcext:value-type="float">
            <text:p>5776</text:p>
          </table:table-cell>
          <table:table-cell table:formula="of:=[.G77]*LOG([.G77];2)" office:value-type="float" office:value="474.842491021713" calcext:value-type="float">
            <text:p>474.84249102171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4993700" calcext:value-type="float">
            <text:p>1.50E+07</text:p>
          </table:table-cell>
          <table:table-cell office:value-type="float" office:value="2687280" calcext:value-type="float">
            <text:p>2.69E+06</text:p>
          </table:table-cell>
          <table:table-cell table:formula="of:=[.G78]^2" office:value-type="float" office:value="5929" calcext:value-type="float">
            <text:p>5929</text:p>
          </table:table-cell>
          <table:table-cell table:formula="of:=[.G78]*LOG([.G78];2)" office:value-type="float" office:value="482.542563633507" calcext:value-type="float">
            <text:p>482.5425636335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5394600" calcext:value-type="float">
            <text:p>1.54E+07</text:p>
          </table:table-cell>
          <table:table-cell office:value-type="float" office:value="2702140" calcext:value-type="float">
            <text:p>2.70E+06</text:p>
          </table:table-cell>
          <table:table-cell table:formula="of:=[.G79]^2" office:value-type="float" office:value="6084" calcext:value-type="float">
            <text:p>6084</text:p>
          </table:table-cell>
          <table:table-cell table:formula="of:=[.G79]*LOG([.G79];2)" office:value-type="float" office:value="490.261373071255" calcext:value-type="float">
            <text:p>490.2613730712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5807400" calcext:value-type="float">
            <text:p>1.58E+07</text:p>
          </table:table-cell>
          <table:table-cell office:value-type="float" office:value="2765500" calcext:value-type="float">
            <text:p>2.77E+06</text:p>
          </table:table-cell>
          <table:table-cell table:formula="of:=[.G80]^2" office:value-type="float" office:value="6241" calcext:value-type="float">
            <text:p>6241</text:p>
          </table:table-cell>
          <table:table-cell table:formula="of:=[.G80]*LOG([.G80];2)" office:value-type="float" office:value="497.998679105991" calcext:value-type="float">
            <text:p>497.9986791059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6187500" calcext:value-type="float">
            <text:p>1.62E+07</text:p>
          </table:table-cell>
          <table:table-cell office:value-type="float" office:value="2798070" calcext:value-type="float">
            <text:p>2.80E+06</text:p>
          </table:table-cell>
          <table:table-cell table:formula="of:=[.G81]^2" office:value-type="float" office:value="6400" calcext:value-type="float">
            <text:p>6400</text:p>
          </table:table-cell>
          <table:table-cell table:formula="of:=[.G81]*LOG([.G81];2)" office:value-type="float" office:value="505.754247590989" calcext:value-type="float">
            <text:p>505.7542475909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6596800" calcext:value-type="float">
            <text:p>1.66E+07</text:p>
          </table:table-cell>
          <table:table-cell office:value-type="float" office:value="2974940" calcext:value-type="float">
            <text:p>2.97E+06</text:p>
          </table:table-cell>
          <table:table-cell table:formula="of:=[.G82]^2" office:value-type="float" office:value="6561" calcext:value-type="float">
            <text:p>6561</text:p>
          </table:table-cell>
          <table:table-cell table:formula="of:=[.G82]*LOG([.G82];2)" office:value-type="float" office:value="513.527850233655" calcext:value-type="float">
            <text:p>513.5278502336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8108600" calcext:value-type="float">
            <text:p>1.81E+07</text:p>
          </table:table-cell>
          <table:table-cell office:value-type="float" office:value="3077680" calcext:value-type="float">
            <text:p>3.08E+06</text:p>
          </table:table-cell>
          <table:table-cell table:formula="of:=[.G83]^2" office:value-type="float" office:value="6724" calcext:value-type="float">
            <text:p>6724</text:p>
          </table:table-cell>
          <table:table-cell table:formula="of:=[.G83]*LOG([.G83];2)" office:value-type="float" office:value="521.319264378683" calcext:value-type="float">
            <text:p>521.31926437868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8047500" calcext:value-type="float">
            <text:p>1.80E+07</text:p>
          </table:table-cell>
          <table:table-cell office:value-type="float" office:value="3085630" calcext:value-type="float">
            <text:p>3.09E+06</text:p>
          </table:table-cell>
          <table:table-cell table:formula="of:=[.G84]^2" office:value-type="float" office:value="6889" calcext:value-type="float">
            <text:p>6889</text:p>
          </table:table-cell>
          <table:table-cell table:formula="of:=[.G84]*LOG([.G84];2)" office:value-type="float" office:value="529.128272801795" calcext:value-type="float">
            <text:p>529.1282728017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8520700" calcext:value-type="float">
            <text:p>1.85E+07</text:p>
          </table:table-cell>
          <table:table-cell office:value-type="float" office:value="3106630" calcext:value-type="float">
            <text:p>3.11E+06</text:p>
          </table:table-cell>
          <table:table-cell table:formula="of:=[.G85]^2" office:value-type="float" office:value="7056" calcext:value-type="float">
            <text:p>7056</text:p>
          </table:table-cell>
          <table:table-cell table:formula="of:=[.G85]*LOG([.G85];2)" office:value-type="float" office:value="536.954663513416" calcext:value-type="float">
            <text:p>536.9546635134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8853400" calcext:value-type="float">
            <text:p>1.89E+07</text:p>
          </table:table-cell>
          <table:table-cell office:value-type="float" office:value="3201890" calcext:value-type="float">
            <text:p>3.20E+06</text:p>
          </table:table-cell>
          <table:table-cell table:formula="of:=[.G86]^2" office:value-type="float" office:value="7225" calcext:value-type="float">
            <text:p>7225</text:p>
          </table:table-cell>
          <table:table-cell table:formula="of:=[.G86]*LOG([.G86];2)" office:value-type="float" office:value="544.798229571705" calcext:value-type="float">
            <text:p>544.7982295717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9289000" calcext:value-type="float">
            <text:p>1.93E+07</text:p>
          </table:table-cell>
          <table:table-cell office:value-type="float" office:value="3253340" calcext:value-type="float">
            <text:p>3.25E+06</text:p>
          </table:table-cell>
          <table:table-cell table:formula="of:=[.G87]^2" office:value-type="float" office:value="7396" calcext:value-type="float">
            <text:p>7396</text:p>
          </table:table-cell>
          <table:table-cell table:formula="of:=[.G87]*LOG([.G87];2)" office:value-type="float" office:value="552.65876890438" calcext:value-type="float">
            <text:p>552.658768904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9740300" calcext:value-type="float">
            <text:p>1.97E+07</text:p>
          </table:table-cell>
          <table:table-cell office:value-type="float" office:value="3269550" calcext:value-type="float">
            <text:p>3.27E+06</text:p>
          </table:table-cell>
          <table:table-cell table:formula="of:=[.G88]^2" office:value-type="float" office:value="7569" calcext:value-type="float">
            <text:p>7569</text:p>
          </table:table-cell>
          <table:table-cell table:formula="of:=[.G88]*LOG([.G88];2)" office:value-type="float" office:value="560.536084138839" calcext:value-type="float">
            <text:p>560.5360841388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0214100" calcext:value-type="float">
            <text:p>2.02E+07</text:p>
          </table:table-cell>
          <table:table-cell office:value-type="float" office:value="3320000" calcext:value-type="float">
            <text:p>3.32E+06</text:p>
          </table:table-cell>
          <table:table-cell table:formula="of:=[.G89]^2" office:value-type="float" office:value="7744" calcext:value-type="float">
            <text:p>7744</text:p>
          </table:table-cell>
          <table:table-cell table:formula="of:=[.G89]*LOG([.G89];2)" office:value-type="float" office:value="568.429982440082" calcext:value-type="float">
            <text:p>568.4299824400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0732500" calcext:value-type="float">
            <text:p>2.07E+07</text:p>
          </table:table-cell>
          <table:table-cell office:value-type="float" office:value="3444720" calcext:value-type="float">
            <text:p>3.44E+06</text:p>
          </table:table-cell>
          <table:table-cell table:formula="of:=[.G90]^2" office:value-type="float" office:value="7921" calcext:value-type="float">
            <text:p>7921</text:p>
          </table:table-cell>
          <table:table-cell table:formula="of:=[.G90]*LOG([.G90];2)" office:value-type="float" office:value="576.340275356009" calcext:value-type="float">
            <text:p>576.34027535600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1192500" calcext:value-type="float">
            <text:p>2.12E+07</text:p>
          </table:table-cell>
          <table:table-cell office:value-type="float" office:value="3462940" calcext:value-type="float">
            <text:p>3.46E+06</text:p>
          </table:table-cell>
          <table:table-cell table:formula="of:=[.G91]^2" office:value-type="float" office:value="8100" calcext:value-type="float">
            <text:p>8100</text:p>
          </table:table-cell>
          <table:table-cell table:formula="of:=[.G91]*LOG([.G91];2)" office:value-type="float" office:value="584.266778669671" calcext:value-type="float">
            <text:p>584.2667786696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1600500" calcext:value-type="float">
            <text:p>2.16E+07</text:p>
          </table:table-cell>
          <table:table-cell office:value-type="float" office:value="3551560" calcext:value-type="float">
            <text:p>3.55E+06</text:p>
          </table:table-cell>
          <table:table-cell table:formula="of:=[.G92]^2" office:value-type="float" office:value="8281" calcext:value-type="float">
            <text:p>8281</text:p>
          </table:table-cell>
          <table:table-cell table:formula="of:=[.G92]*LOG([.G92];2)" office:value-type="float" office:value="592.209312258081" calcext:value-type="float">
            <text:p>592.20931225808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2071500" calcext:value-type="float">
            <text:p>2.21E+07</text:p>
          </table:table-cell>
          <table:table-cell office:value-type="float" office:value="3545740" calcext:value-type="float">
            <text:p>3.55E+06</text:p>
          </table:table-cell>
          <table:table-cell table:formula="of:=[.G93]^2" office:value-type="float" office:value="8464" calcext:value-type="float">
            <text:p>8464</text:p>
          </table:table-cell>
          <table:table-cell table:formula="of:=[.G93]*LOG([.G93];2)" office:value-type="float" office:value="600.167699957245" calcext:value-type="float">
            <text:p>600.1676999572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2621700" calcext:value-type="float">
            <text:p>2.26E+07</text:p>
          </table:table-cell>
          <table:table-cell office:value-type="float" office:value="3575510" calcext:value-type="float">
            <text:p>3.58E+06</text:p>
          </table:table-cell>
          <table:table-cell table:formula="of:=[.G94]^2" office:value-type="float" office:value="8649" calcext:value-type="float">
            <text:p>8649</text:p>
          </table:table-cell>
          <table:table-cell table:formula="of:=[.G94]*LOG([.G94];2)" office:value-type="float" office:value="608.141769433047" calcext:value-type="float">
            <text:p>608.1417694330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22985000" calcext:value-type="float">
            <text:p>2.30E+07</text:p>
          </table:table-cell>
          <table:table-cell office:value-type="float" office:value="3568540" calcext:value-type="float">
            <text:p>3.57E+06</text:p>
          </table:table-cell>
          <table:table-cell table:formula="of:=[.G95]^2" office:value-type="float" office:value="8836" calcext:value-type="float">
            <text:p>8836</text:p>
          </table:table-cell>
          <table:table-cell table:formula="of:=[.G95]*LOG([.G95];2)" office:value-type="float" office:value="616.131352057698" calcext:value-type="float">
            <text:p>616.1313520576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2866500" calcext:value-type="float">
            <text:p>2.29E+07</text:p>
          </table:table-cell>
          <table:table-cell office:value-type="float" office:value="3613310" calcext:value-type="float">
            <text:p>3.61E+06</text:p>
          </table:table-cell>
          <table:table-cell table:formula="of:=[.G96]^2" office:value-type="float" office:value="9025" calcext:value-type="float">
            <text:p>9025</text:p>
          </table:table-cell>
          <table:table-cell table:formula="of:=[.G96]*LOG([.G96];2)" office:value-type="float" office:value="624.13628279144" calcext:value-type="float">
            <text:p>624.13628279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23276500" calcext:value-type="float">
            <text:p>2.33E+07</text:p>
          </table:table-cell>
          <table:table-cell office:value-type="float" office:value="3643280" calcext:value-type="float">
            <text:p>3.64E+06</text:p>
          </table:table-cell>
          <table:table-cell table:formula="of:=[.G97]^2" office:value-type="float" office:value="9216" calcext:value-type="float">
            <text:p>9216</text:p>
          </table:table-cell>
          <table:table-cell table:formula="of:=[.G97]*LOG([.G97];2)" office:value-type="float" office:value="632.156400069231" calcext:value-type="float">
            <text:p>632.15640006923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23816200" calcext:value-type="float">
            <text:p>2.38E+07</text:p>
          </table:table-cell>
          <table:table-cell office:value-type="float" office:value="3689700" calcext:value-type="float">
            <text:p>3.69E+06</text:p>
          </table:table-cell>
          <table:table-cell table:formula="of:=[.G98]^2" office:value-type="float" office:value="9409" calcext:value-type="float">
            <text:p>9409</text:p>
          </table:table-cell>
          <table:table-cell table:formula="of:=[.G98]*LOG([.G98];2)" office:value-type="float" office:value="640.191545692151" calcext:value-type="float">
            <text:p>640.19154569215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24301800" calcext:value-type="float">
            <text:p>2.43E+07</text:p>
          </table:table-cell>
          <table:table-cell office:value-type="float" office:value="3794960" calcext:value-type="float">
            <text:p>3.79E+06</text:p>
          </table:table-cell>
          <table:table-cell table:formula="of:=[.G99]^2" office:value-type="float" office:value="9604" calcext:value-type="float">
            <text:p>9604</text:p>
          </table:table-cell>
          <table:table-cell table:formula="of:=[.G99]*LOG([.G99];2)" office:value-type="float" office:value="648.241564723291" calcext:value-type="float">
            <text:p>648.2415647232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24775100" calcext:value-type="float">
            <text:p>2.48E+07</text:p>
          </table:table-cell>
          <table:table-cell office:value-type="float" office:value="3840330" calcext:value-type="float">
            <text:p>3.84E+06</text:p>
          </table:table-cell>
          <table:table-cell table:formula="of:=[.G100]^2" office:value-type="float" office:value="9801" calcext:value-type="float">
            <text:p>9801</text:p>
          </table:table-cell>
          <table:table-cell table:formula="of:=[.G100]*LOG([.G100];2)" office:value-type="float" office:value="656.306305387881" calcext:value-type="float">
            <text:p>656.30630538788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1:59:49.0292364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1:31:32.715898889</meta:creation-date>
    <dc:date>2017-03-20T02:01:44.350527516</dc:date>
    <meta:editing-duration>PT25M26S</meta:editing-duration>
    <meta:editing-cycles>4</meta:editing-cycles>
    <meta:generator>LibreOffice/5.3.1.2$Linux_X86_64 LibreOffice_project/30m0$Build-2</meta:generator>
    <meta:document-statistic meta:table-count="1" meta:cell-count="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02cm" svg:stroke-color="#007fff" draw:fill-color="#007f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2cm" svg:stroke-color="#00ff00" draw:fill-color="#00f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394cm" svg:y="4.007cm" style:legend-expansion="high" chart:style-name="ch2"/>
        <chart:plot-area chart:style-name="ch3" table:cell-range-address="Hoja1.G1:Hoja1.I100" chart:data-source-has-labels="both" svg:x="0.319cm" svg:y="0.18cm" svg:width="9.756cm" svg:height="8.645cm">
          <chartooo:coordinate-region svg:x="2.052cm" svg:y="0.353cm" svg:width="8.023cm" svg:height="7.717cm"/>
          <chart:axis chart:dimension="x" chart:name="primary-x" chart:style-name="ch4" chartooo:axis-type="auto">
            <chartooo:date-scale/>
            <chart:categories table:cell-range-address="Hoja1.G2:Hoja1.G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2:Hoja1.H100" chart:label-cell-address="Hoja1.H1:Hoja1.H1" chart:class="chart:line">
            <chart:data-point chart:repeated="99"/>
          </chart:series>
          <chart:series chart:style-name="ch7" chart:values-cell-range-address="Hoja1.I2:Hoja1.I100" chart:label-cell-address="Hoja1.I1:Hoja1.I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fuerza bruta</text:p>
                <draw:g>
                  <svg:desc>Hoja1.H1:Hoja1.H1</svg:desc>
                </draw:g>
              </table:table-cell>
              <table:table-cell office:value-type="string">
                <text:p>Algoritmo divide y vencerá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G2:Hoja1.G100</svg:desc>
                </draw:g>
              </table:table-cell>
              <table:table-cell office:value-type="float" office:value="15596">
                <text:p>15596</text:p>
                <draw:g>
                  <svg:desc>Hoja1.H2:Hoja1.H100</svg:desc>
                </draw:g>
              </table:table-cell>
              <table:table-cell office:value-type="float" office:value="75932">
                <text:p>75932</text:p>
                <draw:g>
                  <svg:desc>Hoja1.I2:Hoja1.I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61">
                <text:p>47261</text:p>
              </table:table-cell>
              <table:table-cell office:value-type="float" office:value="173124">
                <text:p>1731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7738">
                <text:p>97738</text:p>
              </table:table-cell>
              <table:table-cell office:value-type="float" office:value="309075">
                <text:p>309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345">
                <text:p>164345</text:p>
              </table:table-cell>
              <table:table-cell office:value-type="float" office:value="429037">
                <text:p>4290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8359">
                <text:p>248359</text:p>
              </table:table-cell>
              <table:table-cell office:value-type="float" office:value="474747">
                <text:p>4747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3972">
                <text:p>353972</text:p>
              </table:table-cell>
              <table:table-cell office:value-type="float" office:value="642431">
                <text:p>6424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0802">
                <text:p>470802</text:p>
              </table:table-cell>
              <table:table-cell office:value-type="float" office:value="762389">
                <text:p>7623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99270">
                <text:p>699270</text:p>
              </table:table-cell>
              <table:table-cell office:value-type="float" office:value="1084130">
                <text:p>10841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6643">
                <text:p>766643</text:p>
              </table:table-cell>
              <table:table-cell office:value-type="float" office:value="899342">
                <text:p>8993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1677">
                <text:p>421677</text:p>
              </table:table-cell>
              <table:table-cell office:value-type="float" office:value="464150">
                <text:p>4641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02383">
                <text:p>602383</text:p>
              </table:table-cell>
              <table:table-cell office:value-type="float" office:value="402157">
                <text:p>4021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0527">
                <text:p>430527</text:p>
              </table:table-cell>
              <table:table-cell office:value-type="float" office:value="452236">
                <text:p>4522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35779">
                <text:p>535779</text:p>
              </table:table-cell>
              <table:table-cell office:value-type="float" office:value="514930">
                <text:p>5149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27881">
                <text:p>527881</text:p>
              </table:table-cell>
              <table:table-cell office:value-type="float" office:value="491266">
                <text:p>4912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05521">
                <text:p>605521</text:p>
              </table:table-cell>
              <table:table-cell office:value-type="float" office:value="508176">
                <text:p>5081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8525">
                <text:p>708525</text:p>
              </table:table-cell>
              <table:table-cell office:value-type="float" office:value="529556">
                <text:p>5295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2433">
                <text:p>792433</text:p>
              </table:table-cell>
              <table:table-cell office:value-type="float" office:value="547984">
                <text:p>5479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65249">
                <text:p>865249</text:p>
              </table:table-cell>
              <table:table-cell office:value-type="float" office:value="587363">
                <text:p>5873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60821">
                <text:p>960821</text:p>
              </table:table-cell>
              <table:table-cell office:value-type="float" office:value="590863">
                <text:p>5908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93730">
                <text:p>1093730</text:p>
              </table:table-cell>
              <table:table-cell office:value-type="float" office:value="678102">
                <text:p>6781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68990">
                <text:p>1168990</text:p>
              </table:table-cell>
              <table:table-cell office:value-type="float" office:value="712538">
                <text:p>7125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85490">
                <text:p>1285490</text:p>
              </table:table-cell>
              <table:table-cell office:value-type="float" office:value="735241">
                <text:p>7352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99200">
                <text:p>1399200</text:p>
              </table:table-cell>
              <table:table-cell office:value-type="float" office:value="777793">
                <text:p>7777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78320">
                <text:p>1578320</text:p>
              </table:table-cell>
              <table:table-cell office:value-type="float" office:value="834039">
                <text:p>8340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76320">
                <text:p>1676320</text:p>
              </table:table-cell>
              <table:table-cell office:value-type="float" office:value="1035770">
                <text:p>103577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820750">
                <text:p>1820750</text:p>
              </table:table-cell>
              <table:table-cell office:value-type="float" office:value="966353">
                <text:p>9663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46010">
                <text:p>1946010</text:p>
              </table:table-cell>
              <table:table-cell office:value-type="float" office:value="1021480">
                <text:p>10214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64860">
                <text:p>2064860</text:p>
              </table:table-cell>
              <table:table-cell office:value-type="float" office:value="1039140">
                <text:p>10391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12730">
                <text:p>2212730</text:p>
              </table:table-cell>
              <table:table-cell office:value-type="float" office:value="1088620">
                <text:p>10886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86800">
                <text:p>2386800</text:p>
              </table:table-cell>
              <table:table-cell office:value-type="float" office:value="1135260">
                <text:p>113526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35500">
                <text:p>2535500</text:p>
              </table:table-cell>
              <table:table-cell office:value-type="float" office:value="1160980">
                <text:p>116098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87520">
                <text:p>2687520</text:p>
              </table:table-cell>
              <table:table-cell office:value-type="float" office:value="1135260">
                <text:p>11352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903600">
                <text:p>2903600</text:p>
              </table:table-cell>
              <table:table-cell office:value-type="float" office:value="1160010">
                <text:p>11600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78140">
                <text:p>3078140</text:p>
              </table:table-cell>
              <table:table-cell office:value-type="float" office:value="1174240">
                <text:p>117424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238520">
                <text:p>3238520</text:p>
              </table:table-cell>
              <table:table-cell office:value-type="float" office:value="1213880">
                <text:p>121388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422040">
                <text:p>3422040</text:p>
              </table:table-cell>
              <table:table-cell office:value-type="float" office:value="1233410">
                <text:p>12334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611310">
                <text:p>3611310</text:p>
              </table:table-cell>
              <table:table-cell office:value-type="float" office:value="1254680">
                <text:p>125468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06400">
                <text:p>3806400</text:p>
              </table:table-cell>
              <table:table-cell office:value-type="float" office:value="1302560">
                <text:p>130256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06400">
                <text:p>4006400</text:p>
              </table:table-cell>
              <table:table-cell office:value-type="float" office:value="1348690">
                <text:p>13486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07100">
                <text:p>4207100</text:p>
              </table:table-cell>
              <table:table-cell office:value-type="float" office:value="1391340">
                <text:p>139134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519790">
                <text:p>4519790</text:p>
              </table:table-cell>
              <table:table-cell office:value-type="float" office:value="1482570">
                <text:p>148257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749500">
                <text:p>4749500</text:p>
              </table:table-cell>
              <table:table-cell office:value-type="float" office:value="1511670">
                <text:p>151167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920280">
                <text:p>4920280</text:p>
              </table:table-cell>
              <table:table-cell office:value-type="float" office:value="1565960">
                <text:p>156596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110260">
                <text:p>5110260</text:p>
              </table:table-cell>
              <table:table-cell office:value-type="float" office:value="1568650">
                <text:p>15686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349610">
                <text:p>5349610</text:p>
              </table:table-cell>
              <table:table-cell office:value-type="float" office:value="1630230">
                <text:p>163023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555970">
                <text:p>5555970</text:p>
              </table:table-cell>
              <table:table-cell office:value-type="float" office:value="1670620">
                <text:p>167062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797780">
                <text:p>5797780</text:p>
              </table:table-cell>
              <table:table-cell office:value-type="float" office:value="1818370">
                <text:p>18183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045640">
                <text:p>6045640</text:p>
              </table:table-cell>
              <table:table-cell office:value-type="float" office:value="1869610">
                <text:p>18696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322800">
                <text:p>6322800</text:p>
              </table:table-cell>
              <table:table-cell office:value-type="float" office:value="1841170">
                <text:p>18411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02140">
                <text:p>6602140</text:p>
              </table:table-cell>
              <table:table-cell office:value-type="float" office:value="1900020">
                <text:p>190002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903440">
                <text:p>6903440</text:p>
              </table:table-cell>
              <table:table-cell office:value-type="float" office:value="1993760">
                <text:p>199376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112490">
                <text:p>7112490</text:p>
              </table:table-cell>
              <table:table-cell office:value-type="float" office:value="2060830">
                <text:p>206083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353250">
                <text:p>7353250</text:p>
              </table:table-cell>
              <table:table-cell office:value-type="float" office:value="2117190">
                <text:p>211719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650550">
                <text:p>7650550</text:p>
              </table:table-cell>
              <table:table-cell office:value-type="float" office:value="2123480">
                <text:p>212348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913930">
                <text:p>7913930</text:p>
              </table:table-cell>
              <table:table-cell office:value-type="float" office:value="2187860">
                <text:p>218786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222190">
                <text:p>8222190</text:p>
              </table:table-cell>
              <table:table-cell office:value-type="float" office:value="2212890">
                <text:p>221289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521880">
                <text:p>8521880</text:p>
              </table:table-cell>
              <table:table-cell office:value-type="float" office:value="2205150">
                <text:p>220515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975580">
                <text:p>8975580</text:p>
              </table:table-cell>
              <table:table-cell office:value-type="float" office:value="2279020">
                <text:p>227902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220660">
                <text:p>9220660</text:p>
              </table:table-cell>
              <table:table-cell office:value-type="float" office:value="2286310">
                <text:p>228631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41070">
                <text:p>9541070</text:p>
              </table:table-cell>
              <table:table-cell office:value-type="float" office:value="2323670">
                <text:p>23236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3420">
                <text:p>9713420</text:p>
              </table:table-cell>
              <table:table-cell office:value-type="float" office:value="2366870">
                <text:p>236687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722760">
                <text:p>9722760</text:p>
              </table:table-cell>
              <table:table-cell office:value-type="float" office:value="2328710">
                <text:p>23287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078400">
                <text:p>10078400</text:p>
              </table:table-cell>
              <table:table-cell office:value-type="float" office:value="2363490">
                <text:p>236349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382500">
                <text:p>10382500</text:p>
              </table:table-cell>
              <table:table-cell office:value-type="float" office:value="2346770">
                <text:p>234677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684500">
                <text:p>10684500</text:p>
              </table:table-cell>
              <table:table-cell office:value-type="float" office:value="2400150">
                <text:p>240015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010700">
                <text:p>11010700</text:p>
              </table:table-cell>
              <table:table-cell office:value-type="float" office:value="2437880">
                <text:p>243788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346100">
                <text:p>11346100</text:p>
              </table:table-cell>
              <table:table-cell office:value-type="float" office:value="2478210">
                <text:p>247821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687100">
                <text:p>11687100</text:p>
              </table:table-cell>
              <table:table-cell office:value-type="float" office:value="2495020">
                <text:p>249502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046000">
                <text:p>12046000</text:p>
              </table:table-cell>
              <table:table-cell office:value-type="float" office:value="2506380">
                <text:p>25063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419000">
                <text:p>12419000</text:p>
              </table:table-cell>
              <table:table-cell office:value-type="float" office:value="2481990">
                <text:p>248199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753100">
                <text:p>12753100</text:p>
              </table:table-cell>
              <table:table-cell office:value-type="float" office:value="2517950">
                <text:p>251795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108700">
                <text:p>13108700</text:p>
              </table:table-cell>
              <table:table-cell office:value-type="float" office:value="2568000">
                <text:p>25680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496600">
                <text:p>13496600</text:p>
              </table:table-cell>
              <table:table-cell office:value-type="float" office:value="2597940">
                <text:p>259794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3848100">
                <text:p>13848100</text:p>
              </table:table-cell>
              <table:table-cell office:value-type="float" office:value="2595760">
                <text:p>25957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221000">
                <text:p>14221000</text:p>
              </table:table-cell>
              <table:table-cell office:value-type="float" office:value="2588890">
                <text:p>258889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635200">
                <text:p>14635200</text:p>
              </table:table-cell>
              <table:table-cell office:value-type="float" office:value="2604060">
                <text:p>260406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993700">
                <text:p>14993700</text:p>
              </table:table-cell>
              <table:table-cell office:value-type="float" office:value="2687280">
                <text:p>268728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5394600">
                <text:p>15394600</text:p>
              </table:table-cell>
              <table:table-cell office:value-type="float" office:value="2702140">
                <text:p>270214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807400">
                <text:p>15807400</text:p>
              </table:table-cell>
              <table:table-cell office:value-type="float" office:value="2765500">
                <text:p>27655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187500">
                <text:p>16187500</text:p>
              </table:table-cell>
              <table:table-cell office:value-type="float" office:value="2798070">
                <text:p>279807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596800">
                <text:p>16596800</text:p>
              </table:table-cell>
              <table:table-cell office:value-type="float" office:value="2974940">
                <text:p>297494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108600">
                <text:p>18108600</text:p>
              </table:table-cell>
              <table:table-cell office:value-type="float" office:value="3077680">
                <text:p>30776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047500">
                <text:p>18047500</text:p>
              </table:table-cell>
              <table:table-cell office:value-type="float" office:value="3085630">
                <text:p>308563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520700">
                <text:p>18520700</text:p>
              </table:table-cell>
              <table:table-cell office:value-type="float" office:value="3106630">
                <text:p>310663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853400">
                <text:p>18853400</text:p>
              </table:table-cell>
              <table:table-cell office:value-type="float" office:value="3201890">
                <text:p>320189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289000">
                <text:p>19289000</text:p>
              </table:table-cell>
              <table:table-cell office:value-type="float" office:value="3253340">
                <text:p>32533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740300">
                <text:p>19740300</text:p>
              </table:table-cell>
              <table:table-cell office:value-type="float" office:value="3269550">
                <text:p>326955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214100">
                <text:p>20214100</text:p>
              </table:table-cell>
              <table:table-cell office:value-type="float" office:value="3320000">
                <text:p>33200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0732500">
                <text:p>20732500</text:p>
              </table:table-cell>
              <table:table-cell office:value-type="float" office:value="3444720">
                <text:p>34447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92500">
                <text:p>21192500</text:p>
              </table:table-cell>
              <table:table-cell office:value-type="float" office:value="3462940">
                <text:p>346294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600500">
                <text:p>21600500</text:p>
              </table:table-cell>
              <table:table-cell office:value-type="float" office:value="3551560">
                <text:p>355156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2071500">
                <text:p>22071500</text:p>
              </table:table-cell>
              <table:table-cell office:value-type="float" office:value="3545740">
                <text:p>354574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2621700">
                <text:p>22621700</text:p>
              </table:table-cell>
              <table:table-cell office:value-type="float" office:value="3575510">
                <text:p>357551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985000">
                <text:p>22985000</text:p>
              </table:table-cell>
              <table:table-cell office:value-type="float" office:value="3568540">
                <text:p>356854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866500">
                <text:p>22866500</text:p>
              </table:table-cell>
              <table:table-cell office:value-type="float" office:value="3613310">
                <text:p>361331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3276500">
                <text:p>23276500</text:p>
              </table:table-cell>
              <table:table-cell office:value-type="float" office:value="3643280">
                <text:p>36432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3816200">
                <text:p>23816200</text:p>
              </table:table-cell>
              <table:table-cell office:value-type="float" office:value="3689700">
                <text:p>36897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301800">
                <text:p>24301800</text:p>
              </table:table-cell>
              <table:table-cell office:value-type="float" office:value="3794960">
                <text:p>379496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775100">
                <text:p>24775100</text:p>
              </table:table-cell>
              <table:table-cell office:value-type="float" office:value="3840330">
                <text:p>3840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02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2cm" svg:stroke-color="#7f00ff" draw:fill-color="#7f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0.341cm" svg:y="4.008cm" style:legend-expansion="high" chart:style-name="ch2"/>
        <chart:plot-area chart:style-name="ch3" table:cell-range-address="Hoja1.G2:Hoja1.G100 Hoja1.J1:Hoja1.K100" chart:data-source-has-labels="both" svg:x="0.84cm" svg:y="0.18cm" svg:width="9.284cm" svg:height="8.642cm">
          <chartooo:coordinate-region svg:x="2.017cm" svg:y="0.353cm" svg:width="8.107cm" svg:height="7.714cm"/>
          <chart:axis chart:dimension="x" chart:name="primary-x" chart:style-name="ch4" chartooo:axis-type="auto">
            <chartooo:date-scale/>
            <chart:categories table:cell-range-address="Hoja1.G2:Hoja1.G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2:Hoja1.J100" chart:label-cell-address="Hoja1.J1:Hoja1.J1" chart:class="chart:line">
            <chart:data-point chart:repeated="99"/>
          </chart:series>
          <chart:series chart:style-name="ch7" chart:values-cell-range-address="Hoja1.K2:Hoja1.K100" chart:label-cell-address="Hoja1.K1:Hoja1.K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rtamiento cuadrático</text:p>
                <draw:g>
                  <svg:desc>Hoja1.J1:Hoja1.J1</svg:desc>
                </draw:g>
              </table:table-cell>
              <table:table-cell office:value-type="string">
                <text:p>Comportamiento logarítmico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G2:Hoja1.G100</svg:desc>
                </draw:g>
              </table:table-cell>
              <table:table-cell office:value-type="float" office:value="1">
                <text:p>1</text:p>
                <draw:g>
                  <svg:desc>Hoja1.J2:Hoja1.J100</svg:desc>
                </draw:g>
              </table:table-cell>
              <table:table-cell office:value-type="float" office:value="0">
                <text:p>0</text:p>
                <draw:g>
                  <svg:desc>Hoja1.K2:Hoja1.K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1.6096404744368">
                <text:p>11.6096404744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5.5097750043269">
                <text:p>15.50977500432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9.6514844544032">
                <text:p>19.651484454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8.5293250129808">
                <text:p>28.5293250129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38.0537478050103">
                <text:p>38.05374780501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43.0195500086539">
                <text:p>43.01955000865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9">
                <text:p>169</text:p>
              </table:table-cell>
              <table:table-cell office:value-type="float" office:value="48.1057163358342">
                <text:p>48.10571633583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53.3029689088064">
                <text:p>53.30296890880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58.6033589341278">
                <text:p>58.60335893412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9">
                <text:p>289</text:p>
              </table:table-cell>
              <table:table-cell office:value-type="float" office:value="69.4868683012558">
                <text:p>69.48686830125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1">
                <text:p>361</text:p>
              </table:table-cell>
              <table:table-cell office:value-type="float" office:value="80.7106227554281">
                <text:p>80.71062275542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86.4385618977473">
                <text:p>86.43856189774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41">
                <text:p>441</text:p>
              </table:table-cell>
              <table:table-cell office:value-type="float" office:value="92.238665878354">
                <text:p>92.2386658783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84">
                <text:p>484</text:p>
              </table:table-cell>
              <table:table-cell office:value-type="float" office:value="98.1074956100205">
                <text:p>98.10749561002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29">
                <text:p>529</text:p>
              </table:table-cell>
              <table:table-cell office:value-type="float" office:value="104.041924989311">
                <text:p>104.0419249893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76">
                <text:p>576</text:p>
              </table:table-cell>
              <table:table-cell office:value-type="float" office:value="110.039100017308">
                <text:p>110.0391000173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25">
                <text:p>625</text:p>
              </table:table-cell>
              <table:table-cell office:value-type="float" office:value="116.096404744368">
                <text:p>116.0964047443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76">
                <text:p>676</text:p>
              </table:table-cell>
              <table:table-cell office:value-type="float" office:value="122.211432671668">
                <text:p>122.2114326716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29">
                <text:p>729</text:p>
              </table:table-cell>
              <table:table-cell office:value-type="float" office:value="128.381962558414">
                <text:p>128.38196255841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84">
                <text:p>784</text:p>
              </table:table-cell>
              <table:table-cell office:value-type="float" office:value="134.605937817613">
                <text:p>134.6059378176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41">
                <text:p>841</text:p>
              </table:table-cell>
              <table:table-cell office:value-type="float" office:value="140.8814488587">
                <text:p>140.88144885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147.206717868256">
                <text:p>147.2067178682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61">
                <text:p>961</text:p>
              </table:table-cell>
              <table:table-cell office:value-type="float" office:value="153.580085621993">
                <text:p>153.5800856219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89">
                <text:p>1089</text:p>
              </table:table-cell>
              <table:table-cell office:value-type="float" office:value="166.465005938829">
                <text:p>166.4650059388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56">
                <text:p>1156</text:p>
              </table:table-cell>
              <table:table-cell office:value-type="float" office:value="172.973736602512">
                <text:p>172.9737366025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25">
                <text:p>1225</text:p>
              </table:table-cell>
              <table:table-cell office:value-type="float" office:value="179.524905593074">
                <text:p>179.5249055930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96">
                <text:p>1296</text:p>
              </table:table-cell>
              <table:table-cell office:value-type="float" office:value="186.117300051923">
                <text:p>186.1173000519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69">
                <text:p>1369</text:p>
              </table:table-cell>
              <table:table-cell office:value-type="float" office:value="192.749774528271">
                <text:p>192.7497745282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44">
                <text:p>1444</text:p>
              </table:table-cell>
              <table:table-cell office:value-type="float" office:value="199.421245510856">
                <text:p>199.4212455108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21">
                <text:p>1521</text:p>
              </table:table-cell>
              <table:table-cell office:value-type="float" office:value="206.130686535628">
                <text:p>206.1306865356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212.877123795494">
                <text:p>212.8771237954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81">
                <text:p>1681</text:p>
              </table:table-cell>
              <table:table-cell office:value-type="float" office:value="219.659632189341">
                <text:p>219.6596321893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64">
                <text:p>1764</text:p>
              </table:table-cell>
              <table:table-cell office:value-type="float" office:value="226.477331756708">
                <text:p>226.47733175670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49">
                <text:p>1849</text:p>
              </table:table-cell>
              <table:table-cell office:value-type="float" office:value="233.32938445219">
                <text:p>233.329384452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36">
                <text:p>1936</text:p>
              </table:table-cell>
              <table:table-cell office:value-type="float" office:value="240.214991220041">
                <text:p>240.2149912200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25">
                <text:p>2025</text:p>
              </table:table-cell>
              <table:table-cell office:value-type="float" office:value="247.133389334835">
                <text:p>247.1333893348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116">
                <text:p>2116</text:p>
              </table:table-cell>
              <table:table-cell office:value-type="float" office:value="254.083849978623">
                <text:p>254.08384997862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09">
                <text:p>2209</text:p>
              </table:table-cell>
              <table:table-cell office:value-type="float" office:value="261.065676028849">
                <text:p>261.0656760288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304">
                <text:p>2304</text:p>
              </table:table-cell>
              <table:table-cell office:value-type="float" office:value="268.078200034616">
                <text:p>268.0782000346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01">
                <text:p>2401</text:p>
              </table:table-cell>
              <table:table-cell office:value-type="float" office:value="275.120782361645">
                <text:p>275.1207823616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282.192809488736">
                <text:p>282.19280948873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01">
                <text:p>2601</text:p>
              </table:table-cell>
              <table:table-cell office:value-type="float" office:value="289.293692440546">
                <text:p>289.2936924405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704">
                <text:p>2704</text:p>
              </table:table-cell>
              <table:table-cell office:value-type="float" office:value="296.422865343337">
                <text:p>296.42286534333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809">
                <text:p>2809</text:p>
              </table:table-cell>
              <table:table-cell office:value-type="float" office:value="303.57978409185">
                <text:p>303.579784091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916">
                <text:p>2916</text:p>
              </table:table-cell>
              <table:table-cell office:value-type="float" office:value="310.763925116827">
                <text:p>310.7639251168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25">
                <text:p>3025</text:p>
              </table:table-cell>
              <table:table-cell office:value-type="float" office:value="317.974784243856">
                <text:p>317.9747842438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136">
                <text:p>3136</text:p>
              </table:table-cell>
              <table:table-cell office:value-type="float" office:value="325.211875635226">
                <text:p>325.2118756352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249">
                <text:p>3249</text:p>
              </table:table-cell>
              <table:table-cell office:value-type="float" office:value="332.47473080739">
                <text:p>332.474730807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364">
                <text:p>3364</text:p>
              </table:table-cell>
              <table:table-cell office:value-type="float" office:value="339.762897717399">
                <text:p>339.7628977173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481">
                <text:p>3481</text:p>
              </table:table-cell>
              <table:table-cell office:value-type="float" office:value="347.075939912349">
                <text:p>347.0759399123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00">
                <text:p>3600</text:p>
              </table:table-cell>
              <table:table-cell office:value-type="float" office:value="354.413435736511">
                <text:p>354.41343573651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721">
                <text:p>3721</text:p>
              </table:table-cell>
              <table:table-cell office:value-type="float" office:value="361.774977591336">
                <text:p>361.77497759133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844">
                <text:p>3844</text:p>
              </table:table-cell>
              <table:table-cell office:value-type="float" office:value="369.160171243986">
                <text:p>369.1601712439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969">
                <text:p>3969</text:p>
              </table:table-cell>
              <table:table-cell office:value-type="float" office:value="376.568635180495">
                <text:p>376.5686351804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96">
                <text:p>409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225">
                <text:p>4225</text:p>
              </table:table-cell>
              <table:table-cell office:value-type="float" office:value="391.45390784685">
                <text:p>391.4539078468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356">
                <text:p>4356</text:p>
              </table:table-cell>
              <table:table-cell office:value-type="float" office:value="398.930011877658">
                <text:p>398.93001187765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489">
                <text:p>4489</text:p>
              </table:table-cell>
              <table:table-cell office:value-type="float" office:value="406.427975760671">
                <text:p>406.4279757606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624">
                <text:p>4624</text:p>
              </table:table-cell>
              <table:table-cell office:value-type="float" office:value="413.947473205023">
                <text:p>413.9474732050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761">
                <text:p>4761</text:p>
              </table:table-cell>
              <table:table-cell office:value-type="float" office:value="421.488187517694">
                <text:p>421.4881875176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00">
                <text:p>4900</text:p>
              </table:table-cell>
              <table:table-cell office:value-type="float" office:value="429.049811186148">
                <text:p>429.0498111861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041">
                <text:p>5041</text:p>
              </table:table-cell>
              <table:table-cell office:value-type="float" office:value="436.632045484832">
                <text:p>436.6320454848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184">
                <text:p>5184</text:p>
              </table:table-cell>
              <table:table-cell office:value-type="float" office:value="444.234600103846">
                <text:p>444.2346001038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329">
                <text:p>5329</text:p>
              </table:table-cell>
              <table:table-cell office:value-type="float" office:value="451.857192798241">
                <text:p>451.8571927982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476">
                <text:p>5476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625">
                <text:p>5625</text:p>
              </table:table-cell>
              <table:table-cell office:value-type="float" office:value="467.161401787191">
                <text:p>467.1614017871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776">
                <text:p>5776</text:p>
              </table:table-cell>
              <table:table-cell office:value-type="float" office:value="474.842491021713">
                <text:p>474.8424910217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929">
                <text:p>5929</text:p>
              </table:table-cell>
              <table:table-cell office:value-type="float" office:value="482.542563633507">
                <text:p>482.54256363350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084">
                <text:p>6084</text:p>
              </table:table-cell>
              <table:table-cell office:value-type="float" office:value="490.261373071255">
                <text:p>490.2613730712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41">
                <text:p>6241</text:p>
              </table:table-cell>
              <table:table-cell office:value-type="float" office:value="497.998679105991">
                <text:p>497.9986791059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00">
                <text:p>6400</text:p>
              </table:table-cell>
              <table:table-cell office:value-type="float" office:value="505.754247590989">
                <text:p>505.75424759098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561">
                <text:p>6561</text:p>
              </table:table-cell>
              <table:table-cell office:value-type="float" office:value="513.527850233655">
                <text:p>513.5278502336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724">
                <text:p>6724</text:p>
              </table:table-cell>
              <table:table-cell office:value-type="float" office:value="521.319264378683">
                <text:p>521.31926437868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889">
                <text:p>6889</text:p>
              </table:table-cell>
              <table:table-cell office:value-type="float" office:value="529.128272801795">
                <text:p>529.1282728017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056">
                <text:p>7056</text:p>
              </table:table-cell>
              <table:table-cell office:value-type="float" office:value="536.954663513416">
                <text:p>536.9546635134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225">
                <text:p>7225</text:p>
              </table:table-cell>
              <table:table-cell office:value-type="float" office:value="544.798229571705">
                <text:p>544.79822957170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396">
                <text:p>7396</text:p>
              </table:table-cell>
              <table:table-cell office:value-type="float" office:value="552.65876890438">
                <text:p>552.658768904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569">
                <text:p>7569</text:p>
              </table:table-cell>
              <table:table-cell office:value-type="float" office:value="560.536084138839">
                <text:p>560.5360841388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744">
                <text:p>7744</text:p>
              </table:table-cell>
              <table:table-cell office:value-type="float" office:value="568.429982440082">
                <text:p>568.42998244008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921">
                <text:p>7921</text:p>
              </table:table-cell>
              <table:table-cell office:value-type="float" office:value="576.340275356009">
                <text:p>576.3402753560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00">
                <text:p>8100</text:p>
              </table:table-cell>
              <table:table-cell office:value-type="float" office:value="584.266778669671">
                <text:p>584.26677866967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281">
                <text:p>8281</text:p>
              </table:table-cell>
              <table:table-cell office:value-type="float" office:value="592.209312258081">
                <text:p>592.2093122580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464">
                <text:p>8464</text:p>
              </table:table-cell>
              <table:table-cell office:value-type="float" office:value="600.167699957245">
                <text:p>600.16769995724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649">
                <text:p>8649</text:p>
              </table:table-cell>
              <table:table-cell office:value-type="float" office:value="608.141769433047">
                <text:p>608.1417694330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836">
                <text:p>8836</text:p>
              </table:table-cell>
              <table:table-cell office:value-type="float" office:value="616.131352057698">
                <text:p>616.1313520576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025">
                <text:p>9025</text:p>
              </table:table-cell>
              <table:table-cell office:value-type="float" office:value="624.13628279144">
                <text:p>624.136282791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216">
                <text:p>9216</text:p>
              </table:table-cell>
              <table:table-cell office:value-type="float" office:value="632.156400069231">
                <text:p>632.15640006923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09">
                <text:p>9409</text:p>
              </table:table-cell>
              <table:table-cell office:value-type="float" office:value="640.191545692151">
                <text:p>640.1915456921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604">
                <text:p>9604</text:p>
              </table:table-cell>
              <table:table-cell office:value-type="float" office:value="648.241564723291">
                <text:p>648.2415647232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656.306305387881">
                <text:p>656.306305387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